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71c4" officeooo:paragraph-rsid="000d71c4"/>
    </style:style>
    <style:style style:name="P2" style:family="paragraph" style:parent-style-name="Standard">
      <style:text-properties style:use-window-font-color="true" style:font-name="Droid Sans Mono" fo:font-size="10.5pt" fo:font-weight="normal" officeooo:rsid="000d71c4" officeooo:paragraph-rsid="000d71c4" fo:background-color="transparent"/>
    </style:style>
    <style:style style:name="P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0d71c4" officeooo:paragraph-rsid="000d71c4" fo:background-color="transparent"/>
    </style:style>
    <style:style style:name="P4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paragraph-rsid="000d71c4" fo:background-color="transparent"/>
    </style:style>
    <style:style style:name="P6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T1" style:family="text">
      <style:text-properties officeooo:rsid="000d71c4"/>
    </style:style>
    <style:style style:name="T2" style:family="text">
      <style:text-properties fo:color="#569cd6" fo:background-color="transparent" loext:char-shading-value="0"/>
    </style:style>
    <style:style style:name="T3" style:family="text">
      <style:text-properties fo:color="#ce9178" fo:background-color="transparent" loext:char-shading-value="0"/>
    </style:style>
    <style:style style:name="T4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style:font-name="Droid Sans Mono" fo:font-size="10.5pt" fo:font-weight="normal" fo:background-color="transparent" loext:char-shading-value="0"/>
    </style:style>
    <style:style style:name="T8" style:family="text">
      <style:text-properties style:font-name="Droid Sans Mono" fo:font-size="10.5pt" fo:font-weight="normal" fo:background-color="#ffffff"/>
    </style:style>
    <style:style style:name="T9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_CODE:</text:p>
      <text:p text:style-name="P1">what is??</text:p>
      <text:p text:style-name="P1"/>
      <text:p text:style-name="P1">uni code is the school identifier, e.i we have school called Omar Ebn Elkhatab Secondary School,</text:p>
      <text:p text:style-name="P1">each user belong to Omar Ebn Elkhatab should have the school uni code, So in form self registration if user role is S, P or T, should fill uni_code field with the graven school uni code</text:p>
      <text:p text:style-name="P1"/>
      <text:p text:style-name="P1"/>
      <text:p text:style-name="P1"/>
      <text:p text:style-name="P1">how it works??</text:p>
      <text:p text:style-name="P1"/>
      <text:p text:style-name="P2">for master in all_masters:</text:p>
      <text:p text:style-name="P4"><text:tab/>uni_code_list.append(master.uni_code)</text:p>
      <text:p text:style-name="P6"/>
      <text:p text:style-name="P4"><text:tab/># check if new uni_code is exist in uni_code_list</text:p>
      <text:p text:style-name="P4"><text:tab/>if uni_code not in uni_code_list:</text:p>
      <text:p text:style-name="P4"><text:tab/><text:tab/>if user:</text:p>
      <text:p text:style-name="P4"><text:tab/><text:tab/><text:tab/>user.delete()</text:p>
      <text:p text:style-name="P4"><text:tab/><text:tab/>else:</text:p>
      <text:p text:style-name="P4"><text:tab/><text:tab/><text:tab/>pass</text:p>
      <text:p text:style-name="P4"><text:tab/><text:tab/>raise serializers.ValidationError({'uni_code': 'uni code must be exist'})</text:p>
      <text:p text:style-name="P4"/>
      <text:p text:style-name="P3">Server gets all schools uni codes and put them in <text:s/>uni_code_list, then Server check </text:p>
      <text:p text:style-name="P5">uni_code <text:span text:style-name="T1">from the REQUEST, if exist Server RESPONSE STATUS=201 else RESPONSE </text:span></text:p>
      <text:p text:style-name="P1"><text:s text:c="2"/><text:span text:style-name="T4">uni code must be exist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what it contain??</text:span></text:p>
      <text:p text:style-name="P1"><text:span text:style-name="T4"/></text:p>
      <text:p text:style-name="P2">uni_code = school name + '-' + educational type + '-' + educational level</text:p>
      <text:p text:style-name="P1"><text:span text:style-name="T4">then Server SLUGFY uni_code</text:span></text:p>
      <text:p text:style-name="P1"><text:span text:style-name="T4">how SLUGFY?? </text:span></text:p>
      <text:p text:style-name="P1"><text:span text:style-name="T4"><text:tab/>SLUGFY mean replace each space between words to da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5:25:43.987195491</meta:creation-date>
    <dc:date>2020-06-01T15:37:27.328792091</dc:date>
    <meta:editing-duration>PT11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51" meta:character-count="945" meta:non-whitespace-character-count="794"/>
  </office:meta>
</office:document-meta>
</file>